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text-properties style:text-underline-style="solid" style:text-underline-width="auto" style:text-underline-color="font-color"/>
    </style:style>
    <style:style style:name="P2" style:family="paragraph" style:parent-style-name="Heading_20_3">
      <style:text-properties style:text-underline-style="solid" style:text-underline-width="auto" style:text-underline-color="font-color"/>
    </style:style>
    <style:style style:name="P3" style:family="paragraph" style:parent-style-name="Standard" style:list-style-name="L1">
      <style:paragraph-properties fo:text-align="start" style:justify-single-word="false" fo:orphans="2" fo:widows="2">
        <style:tab-stops>
          <style:tab-stop style:position="0.0075in"/>
          <style:tab-stop style:position="0.3102in"/>
        </style:tab-stops>
      </style:paragraph-properties>
    </style:style>
    <style:style style:name="P4" style:family="paragraph" style:parent-style-name="Standard">
      <style:paragraph-properties fo:margin-left="0in" fo:margin-right="0in" fo:text-align="start" style:justify-single-word="false" fo:orphans="2" fo:widows="2" fo:text-indent="0in" style:auto-text-indent="false"/>
    </style:style>
    <style:style style:name="P5" style:family="paragraph" style:parent-style-name="Standard">
      <style:paragraph-properties fo:margin-left="0in" fo:margin-right="0in" fo:text-align="start" style:justify-single-word="false" fo:orphans="2" fo:widows="2" fo:text-indent="0in" style:auto-text-indent="false">
        <style:tab-stops>
          <style:tab-stop style:position="0.0075in"/>
          <style:tab-stop style:position="0.3102in"/>
        </style:tab-stops>
      </style:paragraph-properties>
    </style:style>
    <style:style style:name="P6" style:family="paragraph" style:parent-style-name="Standard">
      <style:paragraph-properties fo:margin-left="0in" fo:margin-right="0in" fo:text-align="start" style:justify-single-word="false" fo:orphans="2" fo:widows="2" fo:text-indent="0in" style:auto-text-indent="false"/>
      <style:text-properties style:text-underline-style="solid" style:text-underline-width="auto" style:text-underline-color="font-color"/>
    </style:style>
    <style:style style:name="P7" style:family="paragraph" style:parent-style-name="Standard">
      <style:paragraph-properties fo:break-before="page"/>
    </style:style>
    <style:style style:name="P8" style:family="paragraph" style:parent-style-name="Standard" style:list-style-name="L1" style:master-page-name="">
      <style:paragraph-properties fo:margin-left="0.7445in" fo:margin-right="0in" fo:text-align="start" style:justify-single-word="false" fo:orphans="2" fo:widows="2" fo:text-indent="-0.752in" style:auto-text-indent="false" style:page-number="auto">
        <style:tab-stops>
          <style:tab-stop style:position="0.0075in"/>
          <style:tab-stop style:position="0.3102in"/>
        </style:tab-stops>
      </style:paragraph-properties>
    </style:style>
    <style:style style:name="P9" style:family="paragraph" style:parent-style-name="Standard" style:list-style-name="L1">
      <style:paragraph-properties fo:margin-left="0.7445in" fo:margin-right="0in" fo:text-align="start" style:justify-single-word="false" fo:orphans="2" fo:widows="2" fo:text-indent="-0.752in" style:auto-text-indent="false">
        <style:tab-stops>
          <style:tab-stop style:position="0.0075in"/>
          <style:tab-stop style:position="0.3102in"/>
        </style:tab-stops>
      </style:paragraph-properties>
    </style:style>
    <style:style style:name="P10" style:family="paragraph">
      <style:paragraph-properties fo:margin-left="0in" fo:margin-right="0in" fo:margin-top="0in" fo:margin-bottom="0in" fo:line-height="100%" fo:text-align="center" fo:text-indent="0in"/>
    </style:style>
    <style:style style:name="P1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 style:family="paragraph">
      <style:paragraph-properties fo:margin-left="0in" fo:margin-right="0in" fo:margin-top="0in" fo:margin-bottom="0in" fo:line-height="100%" fo:text-indent="0in"/>
    </style:style>
    <style:style style:name="P14" style:family="paragraph">
      <style:paragraph-properties fo:margin-left="0in" fo:margin-right="0in" fo:margin-top="0in" fo:margin-bottom="0in" fo:line-height="100%" fo:text-indent="0in"/>
      <style:text-properties style:use-window-font-color="true" style:text-outline="false" style:text-line-through-style="none" style:font-name="Arial1"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222222" style:font-name="arial" fo:font-size="8.94999980926514pt" fo:letter-spacing="normal" fo:font-style="normal" fo:font-weight="normal"/>
    </style:style>
    <style:style style:name="T2"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1" fo:font-size="9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none"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679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65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0492in" fo:min-width="0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 for degrees of separation</text:p>
      <text:p text:style-name="Standard"/>
      <text:p text:style-name="Standard">NB. the term “Film” is used to a “Movie” as the logical entity used in the program code is named Film. Both terms are used interchangeably. A Film is actually a film title, i.e. Several Films may hold the same primaryTitle: some of which may be a video, a documentary with the same name but made in a different year, etcetera. </text:p>
      <text:p text:style-name="Standard"/>
      <text:p text:style-name="Standard">In case of the Degree of Separation function, it is vital to use filtering extensively. See text below how the filtering has been determined.</text:p>
      <text:p text:style-name="Standard"/>
      <text:p text:style-name="Standard">Logical relationships:</text:p>
      <text:p text:style-name="Standard"/>
      <text:p text:style-name="Standard"/>
      <text:p text:style-name="Standard"/>
      <text:p text:style-name="Standard"><draw:g text:anchor-type="paragraph" draw:z-index="0" draw:style-name="gr1"><draw:ellipse draw:style-name="gr2" draw:text-style-name="P11" svg:width="1.4252in" svg:height="0.6858in" svg:x="0.4472in" svg:y="0.0866in"><text:p text:style-name="P10"><text:span text:style-name="T2">Film (titlebasics)</text:span></text:p></draw:ellipse><draw:ellipse draw:style-name="gr3" draw:text-style-name="P11" svg:width="1.4252in" svg:height="0.6858in" svg:x="0.5425in" svg:y="1.7701in"><text:p text:style-name="P10"><text:span text:style-name="T2">Actor (namebasics)</text:span></text:p></draw:ellipse><draw:ellipse draw:style-name="gr4" draw:text-style-name="P11" svg:width="1.4252in" svg:height="0.6858in" svg:x="1.4291in" svg:y="0.9283in"><text:p text:style-name="P10"><text:span text:style-name="T2">Film-Actor (titleprincipals)</text:span></text:p></draw:ellipse><draw:line draw:style-name="gr5" draw:text-style-name="P11" svg:x1="2.0622in" svg:y1="0.928in" svg:x2="1.8087in" svg:y2="0.585in"><text:p/></draw:line><draw:line draw:style-name="gr6" draw:text-style-name="P11" svg:x1="1.9358in" svg:y1="1.6138in" svg:x2="1.6823in" svg:y2="1.8319in"><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ltering of relevant information:</text:p>
      <text:p text:style-name="P4"><text:line-break/><text:span text:style-name="T1">An Actor is a record from the namebasics table for which the date of birth is not empty. This is to filter out relatively unknown actors. Many actors share the same primary name.</text:span></text:p>
      <text:p text:style-name="P4"><text:span text:style-name="T1"/></text:p>
      <text:p text:style-name="P4"><text:span text:style-name="T1">In order to limit the number of hits for a film title, a Film is defined to be a record from table titlebasics where the titleType has one of the values ​​'short', 'movie', 'tvshort' and 'tvMovie'.</text:span></text:p>
      <text:p text:style-name="P4"><text:span text:style-name="T1"/></text:p>
      <text:p text:style-name="P4"><text:span text:style-name="T1"><text:s/>The Film_Actor relationship is established via the titleprincipals table based on the reference key tconst (to film) and nconst (to Actor). Only the values ​​from the titleprincipal table are used where the category has one of the values ​​('actor', 'self' or 'archive_footage'). In this way only the relationships are used with persons who play an actor role in that particular film title.</text:span></text:p>
      <text:p text:style-name="Standard"/>
      <text:p text:style-name="P7"/>
      <text:h text:style-name="P1" text:outline-level="2"><text:span text:style-name="T1">Definition:</text:span></text:h>
      <text:p text:style-name="P4"><text:span text:style-name="T1"/></text:p>
      <text:p text:style-name="P4"><text:span text:style-name="T1">The actor list of first separation of a certain actor are the actors where a Film_Actor relationship record exists for a common film title. I.e.: If actors A1 and A2 have degree of separation 1, then a title T1 exists with two Actor-Film records: one for A1 and T1 and one for A1 and T2.</text:span></text:p>
      <text:p text:style-name="P4"><text:span text:style-name="T1"/></text:p>
      <text:h text:style-name="P2" text:outline-level="3"><text:span text:style-name="T1">Algorithm: Construct separation sets for level 1 for actor A1.</text:span></text:h>
      <text:p text:style-name="P4"><text:span text:style-name="T1">Retrieve all Film keys where a Film_Actor record exists for actor A1 in set films1.</text:span></text:p>
      <text:p text:style-name="P4"><text:span text:style-name="T1">Retrieve all Film-Actor keys where the film reference of this record is part of films1 into set film-actors1.</text:span></text:p>
      <text:p text:style-name="P4"><text:span text:style-name="T1"/></text:p>
      <text:p text:style-name="P6"><text:span text:style-name="T1">Algorithm: Construct separaton sets level n+1 for actor A1 using previous levels</text:span></text:p>
      <text:p text:style-name="P4"><text:span text:style-name="T1">Retrieve all Film keys from actors in film-actors1 that are not yet part of any of the previous fims() sets for Actor 1 into films(n+1)</text:span></text:p>
      <text:p text:style-name="P4"><text:span text:style-name="T1">Retrieve all Film-Actor keys where the film reference of this record is part of films(n+1) and not yet part of film-actors() sets for Actor 1 into films-actors(n+1).</text:span></text:p>
      <text:p text:style-name="P4"><text:span text:style-name="T1"/></text:p>
      <text:p text:style-name="P4"><draw:g text:anchor-type="paragraph" draw:z-index="1" draw:style-name="gr1"><draw:ellipse draw:style-name="gr7" draw:text-style-name="P12" svg:width="0.5969in" svg:height="0.6996in" svg:x="3.3819in" svg:y="1.15in"><text:p/></draw:ellipse><draw:ellipse draw:style-name="gr8" draw:text-style-name="P12" svg:width="2.4169in" svg:height="1.9776in" svg:x="2.2776in" svg:y="0.3591in"><text:p/></draw:ellipse><draw:ellipse draw:style-name="gr9" draw:text-style-name="P12" svg:width="1.4323in" svg:height="1.2469in" svg:x="2.9039in" svg:y="0.9071in"><text:p/></draw:ellipse><draw:frame draw:style-name="gr10" draw:text-style-name="P14" svg:width="1.4705in" svg:height="0.5307in" svg:x="1.3291in" svg:y="1.1264in"><draw:text-box><text:p text:style-name="P13"><text:span text:style-name="T3">Level n set for actor 1: </text:span></text:p><text:p text:style-name="P13"><text:span text:style-name="T3">Films and </text:span></text:p><text:p text:style-name="P13"><text:span text:style-name="T3">Film-Actor records</text:span></text:p></draw:text-box></draw:frame><draw:frame draw:style-name="gr11" draw:text-style-name="P14" svg:width="1.613in" svg:height="0.5307in" svg:x="1.2693in" svg:y="0.0854in"><draw:text-box><text:p text:style-name="P13"><text:span text:style-name="T3">Level n+1 set for actor 1: </text:span></text:p><text:p text:style-name="P13"><text:span text:style-name="T3">Films and </text:span></text:p><text:p text:style-name="P13"><text:span text:style-name="T3">Film-Actor records</text:span></text:p></draw:text-box></draw:frame><draw:line draw:style-name="gr12" draw:text-style-name="P12" svg:x1="2.2772in" svg:y1="0.2988in" svg:x2="2.874in" svg:y2="0.4815in"><text:p/></draw:line><draw:line draw:style-name="gr13" draw:text-style-name="P12" svg:x1="2.0681in" svg:y1="1.3323in" svg:x2="2.9335in" svg:y2="1.302in"><text:p/></draw:line><draw:line draw:style-name="gr14" draw:text-style-name="P12" svg:x1="3.411in" svg:y1="1.5756in" svg:x2="1.8594in" svg:y2="2.0925in"><text:p/></draw:line><draw:frame draw:style-name="gr15" draw:text-style-name="P14" svg:width="0.3031in" svg:height="0.2433in" svg:x="1.6811in" svg:y="1.9839in"><draw:text-box><text:p text:style-name="P13"><text:span text:style-name="T3">...</text:span></text:p></draw:text-box></draw:frame></draw:g><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he separation sets grow exponentially. It is therefore wise to try to avoid to create higher levels of separation. This is possible by creating only the first few sets of separation for the two actors.</text:span></text:p>
      <text:p text:style-name="P4"><text:span text:style-name="T1">By establishing whether the separation sets for two actors overlap, one can easily determine the degree of separation:</text:span></text:p>
      <text:p text:style-name="P4"><text:span text:style-name="T1"/></text:p>
      <text:p text:style-name="P4"><text:span text:style-name="T1"/></text:p>
      <text:list xml:id="list2675106049196736970" text:style-name="L1">
        <text:list-item>
          <text:p text:style-name="P8"><text:span text:style-name="T1">Check if level 1 for actor 1 contains actor 2. <text:s/>In that case, degree of separation is 1.</text:span></text:p>
        </text:list-item>
        <text:list-item>
          <text:p text:style-name="P8"><text:span text:style-name="T1">Check if level 2 for actor 1 contains actor 2. In that case, the degree of separation is 2. </text:span></text:p>
        </text:list-item>
        <text:list-item>
          <text:p text:style-name="P9"><text:span text:style-name="T1">Check if level 2 for actor 1 has an actor who is also part of level <text:s/>1 of actor 2. In that case, the degree of separation is 3.</text:span></text:p>
        </text:list-item>
        <text:list-item>
          <text:p text:style-name="P3"><text:span text:style-name="T1">Check if level 2 for actor 1 has an actor who is also part of level <text:s/>2 of actor 2. In that case, the degree of separation is 4<text:line-break/></text:span></text:p>
        </text:list-item>
      </text:list>
      <text:p text:style-name="P5"><text:span text:style-name="T1">Etcetera. Because the required functionality always has one actor fixed (Kevin Bacon), it is possible to keep his separation lists in memory to fulfill the next request.</text:span></text:p>
      <text:p text:style-name="P5"><text:span text:style-name="T1">In all cases, it is desirable that a possible path of films and related actors is listed. To obtain this path, a few extra functions are needed:</text:span></text:p>
      <text:p text:style-name="P5"><text:span text:style-name="T1"/></text:p>
      <text:p text:style-name="P5"><text:span text:style-name="T1">ShowPath( actor Y, actor X, int n)</text:span></text:p>
      <text:p text:style-name="P5"><text:span text:style-name="T1">Given an actor Y and the separation sets for actor X, list a possible path of actors and films that connect the two <text:line-break/>Separation sets for X are supposed to be global. N is the separation level between actor X and actor Y.<text:line-break/>To do this, it is necessary to traverse the separation sets for the required levels, and selecting records having a common actor, downto the lowest level, and printing the relevant film and actor information.</text:span></text:p>
      <text:p text:style-name="P5"><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riaan Bakker</meta:initial-creator>
    <meta:creation-date>2019-07-30T10:37:33</meta:creation-date>
    <dc:date>2019-07-30T12:28:15</dc:date>
    <dc:creator>Adriaan Bakker</dc:creator>
    <meta:editing-duration>PT1H50M43S</meta:editing-duration>
    <meta:editing-cycles>8</meta:editing-cycles>
    <meta:generator>OpenOffice/4.1.6$Unix OpenOffice.org_project/416m1$Build-9790</meta:generator>
    <meta:document-statistic meta:table-count="0" meta:image-count="0" meta:object-count="0" meta:page-count="2" meta:paragraph-count="26" meta:word-count="680" meta:character-count="3793"/>
  </office:meta>
</office:document-meta>
</file>